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PE102 Day 2:</text:p>
      <text:p text:style-name="Standard">Java Model:</text:p>
      <text:p text:style-name="Standard">Data</text:p>
      <text:p text:style-name="Standard">Constructor</text:p>
      <text:p text:style-name="Standard">Method</text:p>
      <text:p text:style-name="Standard"/>
      <text:p text:style-name="Standard">Has to have a main for a program:</text:p>
      <text:p text:style-name="Standard"/>
      <text:p text:style-name="Standard">public class Driver</text:p>
      <text:p text:style-name="Standard"><text:tab/>*pasted code</text:p>
      <text:p text:style-name="Standard"/>
      <text:p text:style-name="Standard">public class Greeter</text:p>
      <text:p text:style-name="Standard"><text:tab/>private String name;</text:p>
      <text:p text:style-name="Standard"><text:tab/>public Greeter(String name)</text:p>
      <text:p text:style-name="Standard"><text:tab/>{</text:p>
      <text:p text:style-name="Standard"><text:tab/><text:tab/>this.name = name;</text:p>
      <text:p text:style-name="Standard"><text:tab/>}</text:p>
      <text:p text:style-name="Standard"><text:tab/>public String greet()</text:p>
      <text:p text:style-name="Standard"><text:tab/>{</text:p>
      <text:p text:style-name="Standard"><text:tab/><text:tab/>return....</text:p>
      <text:p text:style-name="Standard"><text:tab/>}</text:p>
      <text:p text:style-name="Standard"/>
      <text:p text:style-name="Standard"/>
      <text:p text:style-name="Standard">null : reference in java to nothing</text:p>
      <text:p text:style-name="Standard"/>
      <text:p text:style-name="Standard">everything is passed by reference, everything is basically pointers</text:p>
      <text:p text:style-name="Standard"/>
      <text:p text:style-name="Standard">mutability:</text:p>
      <text:p text:style-name="Standard"><text:tab/>things can be changed or never be changed (Greeter class is immutable, unchangeabl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canner library class</text:p>
      <text:p text:style-name="Standard"/>
      <text:p text:style-name="Standard">public class InputParser</text:p>
      <text:p text:style-name="Standard">{</text:p>
      <text:p text:style-name="Standard"><text:tab/></text:p>
      <text:p text:style-name="Standard">}</text:p>
      <text:p text:style-name="Standard"/>
      <text:p text:style-name="Standard">importing classes:</text:p>
      <text:p text:style-name="Standard">anything but java.lang:</text:p>
      <text:p text:style-name="Standard">import java.????.classname</text:p>
      <text:p text:style-name="Standard"/>
      <text:p text:style-name="Standard">only trues and falses in java, no 1 0</text:p>
      <text:p text:style-name="Standard"/>
      <text:p text:style-name="Standard"/>
      <text:p text:style-name="Standard"/>
      <text:p text:style-name="Standard"/>
      <text:p text:style-name="P1">PROGRAM 1:</text:p>
      <text:p text:style-name="P1"><text:span text:style-name="T2">public class Fraction</text:span></text:p>
      <text:p text:style-name="P1"><text:span text:style-name="T2">{</text:span></text:p>
      <text:p text:style-name="P1"><text:span text:style-name="T2">*Private data</text:span></text:p>
      <text:p text:style-name="P1"><text:span text:style-name="T2"/></text:p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>for mains: </text:span></text:p>
      <text:p text:style-name="P1"><text:span text:style-name="T2">public static void main (String[] args)</text:span></text:p>
      <text:p text:style-name="P1"><text:span text:style-name="T2">{</text:span></text:p>
      <text:p text:style-name="P1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yler Holland</meta:initial-creator>
    <meta:creation-date>2009-01-07T13:04:18</meta:creation-date>
    <dc:date>2009-01-07T14:37:33</dc:date>
    <dc:creator>Tyler Holland</dc:creator>
    <meta:editing-duration>PT01H07M30S</meta:editing-duration>
    <meta:editing-cycles>11</meta:editing-cycles>
    <meta:generator>OpenOffice.org/3.0$Linux OpenOffice.org_project/300m9$Build-9358</meta:generator>
    <meta:document-statistic meta:table-count="0" meta:image-count="0" meta:object-count="0" meta:page-count="2" meta:paragraph-count="40" meta:word-count="114" meta:character-count="688"/>
    <meta:user-defined meta:name="Info 1"/>
    <meta:user-defined meta:name="Info 2"/>
    <meta:user-defined meta:name="Info 3"/>
    <meta:user-defined meta:name="Info 4"/>
  </office:meta>
</office:document-meta>
</file>